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5">
      <style:paragraph-properties fo:text-align="start" style:justify-single-word="false" style:writing-mode="lr-tb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Heading_20_3">
      <style:text-properties officeooo:paragraph-rsid="00001538"/>
    </style:style>
    <style:style style:name="P4" style:family="paragraph" style:parent-style-name="Heading_20_5">
      <style:paragraph-properties fo:text-align="start" style:justify-single-word="false" style:writing-mode="lr-tb"/>
    </style:style>
    <style:style style:name="P5" style:family="paragraph" style:parent-style-name="Text_20_body">
      <style:paragraph-properties fo:text-align="start" style:justify-single-word="false" style:writing-mode="lr-tb"/>
    </style:style>
    <style:style style:name="P6" style:family="paragraph" style:parent-style-name="Text_20_body">
      <style:paragraph-properties fo:margin-top="0cm" fo:margin-bottom="0cm" style:contextual-spacing="false"/>
      <style:text-properties officeooo:rsid="00032ec1" officeooo:paragraph-rsid="00032ec1"/>
    </style:style>
    <style:style style:name="P7" style:family="paragraph" style:parent-style-name="Text_20_body">
      <style:paragraph-properties fo:text-align="start" style:justify-single-word="false" style:writing-mode="lr-tb"/>
      <style:text-properties officeooo:rsid="00042999" officeooo:paragraph-rsid="00042999"/>
    </style:style>
    <style:style style:name="P8" style:family="paragraph" style:parent-style-name="Text_20_body">
      <style:text-properties officeooo:rsid="00042999" officeooo:paragraph-rsid="00042999"/>
    </style:style>
    <style:style style:name="P9" style:family="paragraph" style:parent-style-name="Text_20_body">
      <style:paragraph-properties fo:text-align="start" style:justify-single-word="false" style:writing-mode="lr-tb"/>
      <style:text-properties officeooo:rsid="0004acd6" officeooo:paragraph-rsid="0004acd6"/>
    </style:style>
    <style:style style:name="T1" style:family="text">
      <style:text-properties officeooo:rsid="00032ec1"/>
    </style:style>
    <style:style style:name="T2" style:family="text">
      <style:text-properties officeooo:rsid="000429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Opciones de LS</text:h>
      <text:h text:style-name="P1" text:outline-level="5">Diferencia entre -F y ls solo.</text:h>
      <text:p text:style-name="P2"><text:span text:style-name="T1">No hay información sobre </text:span>el lugar de donde fue tomada la información para contesta<text:span text:style-name="T2">r.</text:span></text:p>
      <text:p text:style-name="P2">--<text:span text:style-name="T2">format no tiene que ver con la opción -F</text:span></text:p>
      <text:p text:style-name="P2">--<text:span text:style-name="T2">full-time tampoco tiene que ver con -F</text:span></text:p>
      <text:p text:style-name="P7">Y si lo tiene, no esta explicado.</text:p>
      <text:p text:style-name="P7">--classify no es igual a -F; es la forma larga del mismo argumento.</text:p>
      <text:h text:style-name="Heading_20_5" text:outline-level="5">Rutas Absolutas vs. Relativas</text:h>
      <text:p text:style-name="P9">¿Son las únicas opciones?</text:p>
      <text:h text:style-name="P3" text:outline-level="3">Que es…</text:h>
      <text:p text:style-name="Text_20_body">No hay bibliografía, y la respuesta no está contestada.</text:p>
      <text:p text:style-name="P2"><text:span text:style-name="T1">R</text:span>evisá la corrección para más detalles</text:p>
      <text:h text:style-name="Heading_20_4" text:outline-level="4">Navegando por el Árbol</text:h>
      <text:h text:style-name="Heading_20_5" text:outline-level="5">Resolviendo una ruta relativa</text:h>
      <text:p text:style-name="P8">Incorrecto</text:p>
      <text:h text:style-name="Heading_20_5" text:outline-level="5">Reconstrucción</text:h>
      <text:p text:style-name="P8">¿Que es lo que hace {}?</text:p>
      <text:p text:style-name="P8">¿Que es lo que hace -p?</text:p>
      <text:p text:style-name="P8">No hay bibliografía</text:p>
      <text:h text:style-name="P1" text:outline-level="5">Backup</text:h>
      <text:p text:style-name="P7">Incompleto.</text:p>
      <text:p text:style-name="P2"/>
      <text:p text:style-name="P6">La ruta original no es la misma que la que fue pedida, la ruta destino no es la misma que la que fue pedida. Desarrollar la respuest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ín René Vilugron</meta:initial-creator>
    <meta:creation-date>2022-04-05T12:09:42.437000000</meta:creation-date>
    <dc:date>2022-04-06T16:20:37.363000000</dc:date>
    <dc:creator>Martín René Vilugron</dc:creator>
    <meta:editing-duration>PT3H58M52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22" meta:word-count="141" meta:character-count="755" meta:non-whitespace-character-count="639"/>
  </office:meta>
</office:document-meta>
</file>